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4.939cm" style:rel-column-width="19039*"/>
    </style:style>
    <style:style style:name="Tabelle1.C" style:family="table-column">
      <style:table-column-properties style:column-width="4.182cm" style:rel-column-width="16122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P1" style:family="paragraph" style:parent-style-name="Footer">
      <style:text-properties officeooo:paragraph-rsid="002e80ac"/>
    </style:style>
    <style:style style:name="P2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3" style:family="paragraph" style:parent-style-name="Standard">
      <style:text-properties style:font-name="Calibri" fo:font-size="12pt" officeooo:rsid="002429a6" officeooo:paragraph-rsid="002b0443" style:font-size-asian="12pt" style:font-size-complex="12pt"/>
    </style:style>
    <style:style style:name="P4" style:family="paragraph" style:parent-style-name="Standard">
      <style:text-properties style:font-name="Calibri" fo:font-size="12pt" officeooo:rsid="00239697" officeooo:paragraph-rsid="002b044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239697" officeooo:paragraph-rsid="002b044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font-weight="bold" officeooo:rsid="002b0443" officeooo:paragraph-rsid="002b0443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style:font-name="Calibri" fo:font-size="12pt" officeooo:rsid="002429a6" officeooo:paragraph-rsid="002b0443" style:font-size-asian="12pt" style:font-size-complex="12pt"/>
    </style:style>
    <style:style style:name="P8" style:family="paragraph" style:parent-style-name="Standard">
      <style:text-properties style:use-window-font-color="true" style:font-name="Calibri" fo:font-size="12pt" officeooo:rsid="002cb9d1" officeooo:paragraph-rsid="002cb9d1" style:font-size-asian="12pt" style:font-size-complex="12pt"/>
    </style:style>
    <style:style style:name="P9" style:family="paragraph" style:parent-style-name="Standard">
      <style:text-properties style:use-window-font-color="true" style:font-name="Calibri" fo:font-size="12pt" fo:font-style="normal" officeooo:rsid="002b0443" officeooo:paragraph-rsid="002b0443" style:font-size-asian="12pt" style:font-style-asian="normal" style:font-size-complex="12pt" style:font-style-complex="normal"/>
    </style:style>
    <style:style style:name="P10" style:family="paragraph" style:parent-style-name="Standard">
      <style:text-properties style:use-window-font-color="true" style:font-name="Calibri" fo:font-size="12pt" fo:font-style="normal" officeooo:rsid="0015143a" officeooo:paragraph-rsid="002b0443" style:font-size-asian="12pt" style:font-style-asian="normal" style:font-size-complex="12pt" style:font-style-complex="normal"/>
    </style:style>
    <style:style style:name="P11" style:family="paragraph" style:parent-style-name="Standard">
      <style:text-properties style:use-window-font-color="true" style:font-name="Calibri" fo:font-size="12pt" fo:font-style="normal" officeooo:rsid="0026f48e" officeooo:paragraph-rsid="002b0443" style:font-size-asian="12pt" style:font-style-asian="normal" style:font-size-complex="12pt" style:font-style-complex="normal"/>
    </style:style>
    <style:style style:name="P12" style:family="paragraph" style:parent-style-name="Standard">
      <style:text-properties officeooo:paragraph-rsid="002b0443"/>
    </style:style>
    <style:style style:name="P13" style:family="paragraph" style:parent-style-name="Table_20_Contents">
      <style:text-properties style:font-name="Calibri" fo:font-size="12pt" officeooo:rsid="002a1c65" officeooo:paragraph-rsid="002a1c65" style:font-size-asian="12pt" style:font-size-complex="12pt"/>
    </style:style>
    <style:style style:name="P14" style:family="paragraph" style:parent-style-name="Table_20_Contents">
      <style:text-properties style:font-name="Calibri" fo:font-size="12pt" officeooo:rsid="002a1c65" officeooo:paragraph-rsid="002b0443" style:font-size-asian="12pt" style:font-size-complex="12pt"/>
    </style:style>
    <style:style style:name="P15" style:family="paragraph" style:parent-style-name="Table_20_Contents">
      <style:text-properties style:font-name="Calibri" fo:font-size="12pt" officeooo:rsid="0026f48e" officeooo:paragraph-rsid="002b0443" style:font-size-asian="12pt" style:font-size-complex="12pt"/>
    </style:style>
    <style:style style:name="P16" style:family="paragraph" style:parent-style-name="Table_20_Contents">
      <style:text-properties style:font-name="Calibri" fo:font-size="12pt" officeooo:rsid="00239697" officeooo:paragraph-rsid="002b0443" style:font-size-asian="12pt" style:font-size-complex="12pt"/>
    </style:style>
    <style:style style:name="P17" style:family="paragraph" style:parent-style-name="Table_20_Contents">
      <style:text-properties style:font-name="Calibri" fo:font-size="12pt" officeooo:rsid="002cb9d1" officeooo:paragraph-rsid="002cb9d1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429a6" officeooo:paragraph-rsid="002b0443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a1c65" officeooo:paragraph-rsid="002a1c65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a1c65" officeooo:paragraph-rsid="002b0443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alibri" fo:font-size="12pt" officeooo:rsid="0015143a" officeooo:paragraph-rsid="002b0443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15143a" officeooo:paragraph-rsid="002b0443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39697" officeooo:paragraph-rsid="002b0443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cb9d1" officeooo:paragraph-rsid="002cb9d1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cb9d1" officeooo:paragraph-rsid="002b0443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15143a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7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15143a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8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T1" style:family="text">
      <style:text-properties officeooo:rsid="00232872"/>
    </style:style>
    <style:style style:name="T2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24cf5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font-style-complex="normal" style:text-emphasize="none"/>
    </style:style>
    <style:style style:name="T5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26f48e" style:letter-kerning="true" style:font-name-asian="Tahoma" style:font-style-asian="normal" style:font-weight-asian="normal" style:font-name-complex="Arial1" style:font-style-complex="normal" style:text-emphasize="none"/>
    </style:style>
    <style:style style:name="T6" style:family="text">
      <style:text-properties fo:color="#666666"/>
    </style:style>
    <style:style style:name="T7" style:family="text">
      <style:text-properties fo:color="#666666" officeooo:rsid="00239697"/>
    </style:style>
    <style:style style:name="T8" style:family="text">
      <style:text-properties fo:color="#666666" officeooo:rsid="0015143a"/>
    </style:style>
    <style:style style:name="T9" style:family="text">
      <style:text-properties fo:color="#666666" officeooo:rsid="0024cf56"/>
    </style:style>
    <style:style style:name="T10" style:family="text">
      <style:text-properties fo:color="#666666" fo:font-style="normal" officeooo:rsid="0015143a" style:font-style-asian="normal" style:font-style-complex="normal"/>
    </style:style>
    <style:style style:name="T11" style:family="text">
      <style:text-properties fo:color="#666666" fo:font-style="normal" officeooo:rsid="0026f48e" style:font-style-asian="normal" style:font-style-complex="normal"/>
    </style:style>
    <style:style style:name="T12" style:family="text">
      <style:text-properties fo:color="#666666" fo:font-style="normal" officeooo:rsid="002b0443" style:font-style-asian="normal" style:font-style-complex="normal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color="#ff0000" fo:font-style="normal" officeooo:rsid="00239697" style:font-style-asian="normal" style:font-style-complex="normal"/>
    </style:style>
    <style:style style:name="T15" style:family="text">
      <style:text-properties fo:color="#ff0000" fo:font-style="normal" officeooo:rsid="0026f48e" style:font-style-asian="normal" style:font-style-complex="normal"/>
    </style:style>
    <style:style style:name="T16" style:family="text">
      <style:text-properties fo:color="#ff0000" officeooo:rsid="00239697" style:font-style-complex="normal"/>
    </style:style>
    <style:style style:name="T17" style:family="text">
      <style:text-properties style:use-window-font-color="true" fo:font-style="normal" officeooo:rsid="00239697" style:font-style-asian="normal" style:font-style-complex="normal"/>
    </style:style>
    <style:style style:name="T18" style:family="text">
      <style:text-properties style:use-window-font-color="true" fo:font-style="normal" officeooo:rsid="002a1c65" style:font-style-asian="normal" style:font-style-complex="normal"/>
    </style:style>
    <style:style style:name="T19" style:family="text">
      <style:text-properties style:use-window-font-color="true" fo:font-style="italic" style:font-style-asian="italic" style:font-style-complex="italic"/>
    </style:style>
    <style:style style:name="T20" style:family="text">
      <style:text-properties style:use-window-font-color="true" fo:font-style="italic" officeooo:rsid="00261064" style:font-style-asian="italic" style:font-style-complex="italic"/>
    </style:style>
    <style:style style:name="T21" style:family="text">
      <style:text-properties style:use-window-font-color="true" officeooo:rsid="00239697"/>
    </style:style>
    <style:style style:name="T22" style:family="text">
      <style:text-properties style:use-window-font-color="true" officeooo:rsid="00239697" style:font-style-complex="normal"/>
    </style:style>
    <style:style style:name="T23" style:family="text">
      <style:text-properties style:use-window-font-color="true" officeooo:rsid="0024cf56" style:font-style-complex="normal"/>
    </style:style>
    <style:style style:name="T24" style:family="text">
      <style:text-properties fo:color="#008000"/>
    </style:style>
    <style:style style:name="T25" style:family="text">
      <style:text-properties fo:color="#008000" officeooo:rsid="0015143a"/>
    </style:style>
    <style:style style:name="T26" style:family="text">
      <style:text-properties fo:color="#008000" officeooo:rsid="00239697"/>
    </style:style>
    <style:style style:name="T27" style:family="text">
      <style:text-properties fo:color="#008000" officeooo:rsid="0024cf56"/>
    </style:style>
    <style:style style:name="T28" style:family="text">
      <style:text-properties fo:color="#008000" officeooo:rsid="00261064"/>
    </style:style>
    <style:style style:name="T29" style:family="text">
      <style:text-properties officeooo:rsid="00239697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61064" style:font-style-asian="normal" style:font-style-complex="normal"/>
    </style:style>
    <style:style style:name="T33" style:family="text">
      <style:text-properties fo:font-style="normal" officeooo:rsid="00239697" style:font-style-asian="normal" style:font-style-complex="normal"/>
    </style:style>
    <style:style style:name="T34" style:family="text">
      <style:text-properties fo:font-style="normal" officeooo:rsid="0026f48e" style:font-style-asian="normal" style:font-style-complex="normal"/>
    </style:style>
    <style:style style:name="T35" style:family="text">
      <style:text-properties fo:font-style="normal" officeooo:rsid="002a1c65" style:font-style-asian="normal" style:font-style-complex="normal"/>
    </style:style>
    <style:style style:name="T36" style:family="text">
      <style:text-properties fo:font-style="normal" officeooo:rsid="002c80f2" style:font-style-asian="normal" style:font-style-complex="normal"/>
    </style:style>
    <style:style style:name="T37" style:family="text">
      <style:text-properties officeooo:rsid="0015143a"/>
    </style:style>
    <style:style style:name="T38" style:family="text">
      <style:text-properties officeooo:rsid="00239697" style:font-style-complex="normal"/>
    </style:style>
    <style:style style:name="T39" style:family="text">
      <style:text-properties officeooo:rsid="00261064"/>
    </style:style>
    <style:style style:name="T40" style:family="text">
      <style:text-properties officeooo:rsid="002c80f2"/>
    </style:style>
    <style:style style:name="T41" style:family="text">
      <style:text-properties officeooo:rsid="002cb9d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6">Comparison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14">Equals</text:p>
          </table:table-cell>
          <table:table-cell table:style-name="Tabelle3.A1" office:value-type="string">
            <text:p text:style-name="P8"><text:span text:style-name="T30">a</text:span><text:span text:style-name="T33"> </text:span><text:span text:style-name="T31">= </text:span><text:span text:style-name="T30">b</text:span></text:p>
          </table:table-cell>
          <table:table-cell table:style-name="Tabelle3.A1" office:value-type="string">
            <text:p text:style-name="P3"><text:span text:style-name="T17">a </text:span><text:span text:style-name="T18">=</text:span><text:span text:style-name="T17"> </text:span><text:span text:style-name="T14">3</text:span></text:p>
          </table:table-cell>
        </table:table-row>
        <table:table-row>
          <table:table-cell table:style-name="Tabelle3.A1" office:value-type="string">
            <text:p text:style-name="P17">Unequal</text:p>
          </table:table-cell>
          <table:table-cell table:style-name="Tabelle3.A1" office:value-type="string">
            <text:p text:style-name="P24"><text:span text:style-name="T30">a</text:span> &lt;&gt; <text:span text:style-name="T30">b</text:span></text:p>
          </table:table-cell>
          <table:table-cell table:style-name="Tabelle3.A1" office:value-type="string">
            <text:p text:style-name="P25">a &lt;&gt; b</text:p>
          </table:table-cell>
        </table:table-row>
        <table:table-row>
          <table:table-cell table:style-name="Tabelle3.A1" office:value-type="string">
            <text:p text:style-name="P14"><text:span text:style-name="T41">G</text:span>reater</text:p>
          </table:table-cell>
          <table:table-cell table:style-name="Tabelle3.A1" office:value-type="string">
            <text:p text:style-name="P24"><text:span text:style-name="T30">a</text:span><text:span text:style-name="T33"> </text:span><text:span text:style-name="T31">&gt; </text:span><text:span text:style-name="T30">b</text:span></text:p>
          </table:table-cell>
          <table:table-cell table:style-name="Tabelle3.A1" office:value-type="string">
            <text:p text:style-name="P18"><text:span text:style-name="T33">a </text:span><text:span text:style-name="T35">&gt;</text:span><text:span text:style-name="T33"> </text:span><text:span text:style-name="T14">4</text:span></text:p>
          </table:table-cell>
        </table:table-row>
        <table:table-row>
          <table:table-cell table:style-name="Tabelle3.A1" office:value-type="string">
            <text:p text:style-name="P14">Greater of equal than</text:p>
          </table:table-cell>
          <table:table-cell table:style-name="Tabelle3.A1" office:value-type="string">
            <text:p text:style-name="P24"><text:span text:style-name="T30">a</text:span><text:span text:style-name="T33"> </text:span><text:span text:style-name="T31">&gt;= </text:span><text:span text:style-name="T30">b</text:span></text:p>
          </table:table-cell>
          <table:table-cell table:style-name="Tabelle3.A1" office:value-type="string">
            <text:p text:style-name="P20"><text:span text:style-name="T33">a </text:span><text:span text:style-name="T31">&gt;= </text:span><text:span text:style-name="T14">5</text:span></text:p>
          </table:table-cell>
        </table:table-row>
        <table:table-row>
          <table:table-cell table:style-name="Tabelle3.A1" office:value-type="string">
            <text:p text:style-name="P14">Smaller than</text:p>
          </table:table-cell>
          <table:table-cell table:style-name="Tabelle3.A1" office:value-type="string">
            <text:p text:style-name="P24"><text:span text:style-name="T30">a</text:span><text:span text:style-name="T33"> </text:span><text:span text:style-name="T31">&lt; </text:span><text:span text:style-name="T30">b</text:span></text:p>
          </table:table-cell>
          <table:table-cell table:style-name="Tabelle3.A1" office:value-type="string">
            <text:p text:style-name="P20"><text:span text:style-name="T31">a &lt; </text:span><text:span text:style-name="T14">5</text:span></text:p>
          </table:table-cell>
        </table:table-row>
        <table:table-row>
          <table:table-cell table:style-name="Tabelle3.A1" office:value-type="string">
            <text:p text:style-name="P13">Smaller or equal than</text:p>
          </table:table-cell>
          <table:table-cell table:style-name="Tabelle3.A1" office:value-type="string">
            <text:p text:style-name="P24"><text:span text:style-name="T30">a</text:span><text:span text:style-name="T33"> </text:span><text:span text:style-name="T31">&lt;= </text:span><text:span text:style-name="T30">b</text:span></text:p>
          </table:table-cell>
          <table:table-cell table:style-name="Tabelle3.A1" office:value-type="string">
            <text:p text:style-name="P19"><text:span text:style-name="T31">a &lt;= </text:span><text:span text:style-name="T14">5</text:span></text:p>
          </table:table-cell>
        </table:table-row>
      </table:table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6">Boolean algebra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15">Boolean AND operation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7"><text:span text:style-name="T34">a</text:span><text:span text:style-name="T33"> &gt; </text:span><text:span text:style-name="T14">1</text:span><text:span text:style-name="T33"> </text:span><text:span text:style-name="T4">And</text:span><text:span text:style-name="T34"> </text:span><text:span text:style-name="T33">a </text:span><text:span text:style-name="T34">&lt;</text:span><text:span text:style-name="T33"> </text:span><text:span text:style-name="T14">4</text:span></text:p>
          </table:table-cell>
        </table:table-row>
        <table:table-row>
          <table:table-cell table:style-name="Tabelle1.A1" office:value-type="string">
            <text:p text:style-name="P15">Boolean OR operation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7"><text:span text:style-name="T34">text = </text:span><text:span text:style-name="T10">"</text:span><text:span text:style-name="T11">You</text:span><text:span text:style-name="T10">"</text:span><text:span text:style-name="T33"> </text:span><text:span text:style-name="T5">Or</text:span><text:span text:style-name="T34"> </text:span><text:span text:style-name="T35">text</text:span><text:span text:style-name="T34"> = </text:span><text:span text:style-name="T10">"</text:span><text:span text:style-name="T12">Me</text:span><text:span text:style-name="T10">"</text:span></text:p>
          </table:table-cell>
        </table:table-row>
        <table:table-row>
          <table:table-cell table:style-name="Tabelle1.A1" office:value-type="string">
            <text:p text:style-name="P15">Boolean NOT operation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7"><text:span text:style-name="T34">b = a</text:span><text:span text:style-name="T33"> &gt; </text:span><text:span text:style-name="T15">3</text:span></text:p>
            <text:p text:style-name="P7"><text:span text:style-name="T4">Not</text:span><text:span text:style-name="T34"> b</text:span></text:p>
          </table:table-cell>
        </table:table-row>
      </table:table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5">Co<text:span text:style-name="T40">n</text:span>ditional statement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6">Execut<text:span text:style-name="T39">e</text:span> a statement only if a given condition is <text:span text:style-name="T31">true</text:span></text:p>
          </table:table-cell>
          <table:table-cell table:style-name="Tabelle2.A1" office:value-type="string">
            <text:p text:style-name="P4"><text:span text:style-name="T2">If</text:span> <text:span text:style-name="T30">condition</text:span> <text:span text:style-name="T2">Then</text:span></text:p>
            <text:p text:style-name="P22"><text:s text:c="2"/><text:span text:style-name="T26">'</text:span><text:span text:style-name="T28">Execute </text:span><text:span text:style-name="T26">statement</text:span></text:p>
            <text:p text:style-name="P27">End If</text:p>
          </table:table-cell>
          <table:table-cell table:style-name="Tabelle2.A1" office:value-type="string">
            <text:p text:style-name="P4"><text:span text:style-name="T2">If</text:span> num<text:span text:style-name="T31"> &lt; </text:span><text:span text:style-name="T13">0</text:span> <text:span text:style-name="T2">Then</text:span></text:p>
            <text:p text:style-name="P22"><text:s text:c="2"/><text:span text:style-name="T29">MsgBox </text:span><text:span text:style-name="T6">"</text:span><text:span text:style-name="T7">negative</text:span><text:span text:style-name="T6">"</text:span></text:p>
            <text:p text:style-name="P27">End If</text:p>
          </table:table-cell>
        </table:table-row>
        <table:table-row>
          <table:table-cell table:style-name="Tabelle2.A1" office:value-type="string">
            <text:p text:style-name="P16">Execut<text:span text:style-name="T39">e</text:span> a statement if a given condition is <text:span text:style-name="T31">true;</text:span></text:p>
            <text:p text:style-name="P16"><text:span text:style-name="T32">E</text:span><text:span text:style-name="T36">x</text:span><text:span text:style-name="T32">ecute an </text:span><text:span text:style-name="T31">alternative if the condition is false</text:span></text:p>
          </table:table-cell>
          <table:table-cell table:style-name="Tabelle2.A1" office:value-type="string">
            <text:p text:style-name="P4"><text:span text:style-name="T2">If</text:span> <text:span text:style-name="T19">condition</text:span> <text:span text:style-name="T2">Then</text:span></text:p>
            <text:p text:style-name="P21"><text:s text:c="2"/><text:span text:style-name="T24">'</text:span><text:span text:style-name="T28">Execute </text:span><text:span text:style-name="T26">statement </text:span><text:span text:style-name="T27">A</text:span></text:p>
            <text:p text:style-name="P27">Else</text:p>
            <text:p text:style-name="P23"><text:span text:style-name="T37"><text:s text:c="2"/></text:span><text:span text:style-name="T25">'</text:span><text:span text:style-name="T28">Execute </text:span><text:span text:style-name="T24">statement </text:span><text:span text:style-name="T27">B</text:span></text:p>
            <text:p text:style-name="P27">End If</text:p>
          </table:table-cell>
          <table:table-cell table:style-name="Tabelle2.A1" office:value-type="string">
            <text:p text:style-name="P4"><text:span text:style-name="T2">If</text:span> num<text:span text:style-name="T31"> &lt; </text:span><text:span text:style-name="T13">0</text:span> <text:span text:style-name="T2">Then</text:span></text:p>
            <text:p text:style-name="P22"><text:s text:c="2"/><text:span text:style-name="T29">MsgBox </text:span><text:span text:style-name="T6">"</text:span><text:span text:style-name="T7">negative</text:span><text:span text:style-name="T6">"</text:span></text:p>
            <text:p text:style-name="P27">Else</text:p>
            <text:p text:style-name="P23"><text:span text:style-name="T6"><text:s text:c="2"/></text:span>MsgBox <text:span text:style-name="T8">"</text:span><text:span text:style-name="T6">positive</text:span><text:span text:style-name="T8">"</text:span></text:p>
            <text:p text:style-name="P27">End If</text:p>
          </table:table-cell>
        </table:table-row>
        <table:table-row>
          <table:table-cell table:style-name="Tabelle2.A1" office:value-type="string">
            <text:p text:style-name="P16">Execut<text:span text:style-name="T39">e</text:span> a statement if condition<text:span text:style-name="T39">1</text:span> is <text:span text:style-name="T31">true;</text:span></text:p>
            <text:p text:style-name="P16"><text:span text:style-name="T31">Execut</text:span><text:span text:style-name="T32">e</text:span><text:span text:style-name="T31"> a</text:span><text:span text:style-name="T32">nother</text:span><text:span text:style-name="T31"> statement if condition</text:span><text:span text:style-name="T32">2</text:span><text:span text:style-name="T31"> is true;</text:span></text:p>
            <text:p text:style-name="P16"><text:span text:style-name="T32">Execute an </text:span><text:span text:style-name="T31">alternative, if </text:span><text:span text:style-name="T32">none of the </text:span><text:span text:style-name="T31">condition</text:span><text:span text:style-name="T32">s</text:span><text:span text:style-name="T31"> is </text:span><text:span text:style-name="T32">true</text:span></text:p>
          </table:table-cell>
          <table:table-cell table:style-name="Tabelle2.A1" office:value-type="string">
            <text:p text:style-name="P4"><text:span text:style-name="T2">If</text:span> <text:span text:style-name="T19">condition</text:span><text:span text:style-name="T20">1</text:span> <text:span text:style-name="T2">Then</text:span></text:p>
            <text:p text:style-name="P21"><text:s text:c="2"/><text:span text:style-name="T24">'</text:span><text:span text:style-name="T28">Execute </text:span><text:span text:style-name="T26">statement </text:span><text:span text:style-name="T27">A</text:span></text:p>
            <text:p text:style-name="P4"><text:span text:style-name="T3">Else</text:span><text:span text:style-name="T2">If</text:span> <text:span text:style-name="T19">condition</text:span><text:span text:style-name="T20">2</text:span> <text:span text:style-name="T2">Then</text:span></text:p>
            <text:p text:style-name="P21"><text:span text:style-name="T26"><text:s text:c="2"/>'</text:span><text:span text:style-name="T28">Execute </text:span><text:span text:style-name="T26">statement </text:span><text:span text:style-name="T27">B</text:span></text:p>
            <text:p text:style-name="P27">Else</text:p>
            <text:p text:style-name="P23"><text:span text:style-name="T37"><text:s text:c="2"/></text:span><text:span text:style-name="T25">'</text:span><text:span text:style-name="T28">Execute </text:span><text:span text:style-name="T24">statement </text:span><text:span text:style-name="T27">C</text:span></text:p>
            <text:p text:style-name="P27">End If</text:p>
          </table:table-cell>
          <table:table-cell table:style-name="Tabelle2.A1" office:value-type="string">
            <text:p text:style-name="P4"><text:span text:style-name="T2">If</text:span> num<text:span text:style-name="T31"> &lt; </text:span><text:span text:style-name="T13">0</text:span> <text:span text:style-name="T2">Then</text:span></text:p>
            <text:p text:style-name="P22"><text:s text:c="2"/><text:span text:style-name="T29">MsgBox </text:span><text:span text:style-name="T6">"</text:span><text:span text:style-name="T7">negative</text:span><text:span text:style-name="T6">"</text:span></text:p>
            <text:p text:style-name="P27">ElseIf<text:span text:style-name="T29"> </text:span><text:span text:style-name="T21">num</text:span><text:span text:style-name="T22"> </text:span><text:span text:style-name="T23">&gt;</text:span><text:span text:style-name="T38"> </text:span><text:span text:style-name="T16">0</text:span><text:span text:style-name="T29"> </text:span>Then</text:p>
            <text:p text:style-name="P26"><text:s text:c="2"/><text:span text:style-name="T29">MsgBox </text:span><text:span text:style-name="T6">"</text:span><text:span text:style-name="T9">positive</text:span><text:span text:style-name="T6">"</text:span></text:p>
            <text:p text:style-name="P27">Else</text:p>
            <text:p text:style-name="P23"><text:span text:style-name="T6"><text:s text:c="2"/></text:span>MsgBox <text:span text:style-name="T8">"</text:span><text:span text:style-name="T9">zero</text:span><text:span text:style-name="T8">"</text:span></text:p>
            <text:p text:style-name="P28">End If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e80ac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0:22.542000000</dc:date>
    <meta:editing-duration>PT2H33M26S</meta:editing-duration>
    <meta:editing-cycles>23</meta:editing-cycles>
    <meta:generator>LibreOffice/5.1.2.2$Windows_x86 LibreOffice_project/d3bf12ecb743fc0d20e0be0c58ca359301eb705f</meta:generator>
    <meta:document-statistic meta:table-count="3" meta:image-count="1" meta:object-count="0" meta:page-count="1" meta:paragraph-count="66" meta:word-count="228" meta:character-count="1189" meta:non-whitespace-character-count="955"/>
  </office:meta>
</office:document-meta>
</file>